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6" style:family="paragraph" style:parent-style-name="Standard" style:list-style-name="L5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 style:list-style-name="L6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Standard" style:list-style-name="L7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8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9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 style:list-style-name="L10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Of File Used In Login App</text:p>
      <text:p text:style-name="P2"/>
      <text:p text:style-name="P2">Filename – Description.</text:p>
      <text:p text:style-name="P2"/>
      <text:list xml:id="list969656562" text:style-name="L1">
        <text:list-item>
          <text:p text:style-name="P3">Login Flow</text:p>
        </text:list-item>
      </text:list>
      <text:p text:style-name="P2"><text:tab/></text:p>
      <text:p text:style-name="P2"><text:tab/>index.php</text:p>
      <text:list xml:id="list950216621" text:style-name="L6">
        <text:list-item>
          <text:list>
            <text:list-item>
              <text:p text:style-name="P7">Login Form Where user Enters the username and Password.</text:p>
              <text:p text:style-name="P7"/>
            </text:list-item>
          </text:list>
        </text:list-item>
      </text:list>
      <text:p text:style-name="P2"><text:tab/>Authenticate.php</text:p>
      <text:list xml:id="list649068042" text:style-name="L2">
        <text:list-item>
          <text:list>
            <text:list-item>
              <text:p text:style-name="P4">On this Page User is Authenticated if user is a valid users then he is redirected to</text:p>
              <text:p text:style-name="P4">dashboard.php</text:p>
            </text:list-item>
          </text:list>
        </text:list-item>
      </text:list>
      <text:p text:style-name="P2"/>
      <text:p text:style-name="P2"><text:s text:c="11"/>dashboard.php</text:p>
      <text:list xml:id="list118778544" text:style-name="L3">
        <text:list-item>
          <text:list>
            <text:list-item>
              <text:p text:style-name="P5">Shows the information about the user and has option to change password ,Update profile,View Profile,Logout.</text:p>
              <text:p text:style-name="P5"/>
            </text:list-item>
          </text:list>
        </text:list-item>
      </text:list>
      <text:p text:style-name="P2"><text:s text:c="9"/>update.php</text:p>
      <text:p text:style-name="P2"><text:tab/><text:tab/>Here user his profile Firstname lastname gender upload profile pic etc.</text:p>
      <text:p text:style-name="P2"/>
      <text:p text:style-name="P2"/>
      <text:p text:style-name="P2"><text:s text:c="8"/>view.php</text:p>
      <text:list xml:id="list594280705" text:style-name="L5">
        <text:list-item>
          <text:list>
            <text:list-item>
              <text:list>
                <text:list-item>
                  <text:p text:style-name="P6">User can view his profile information on this page.</text:p>
                  <text:p text:style-name="P6"><text:s/></text:p>
                </text:list-item>
              </text:list>
            </text:list-item>
          </text:list>
        </text:list-item>
      </text:list>
      <text:p text:style-name="P2"><text:s text:c="9"/>logout.php</text:p>
      <text:list xml:id="list634714777" text:style-name="L7">
        <text:list-item>
          <text:list>
            <text:list-item>
              <text:list>
                <text:list-item>
                  <text:p text:style-name="P8">destroying session and redirecting user to login form again</text:p>
                </text:list-item>
              </text:list>
            </text:list-item>
          </text:list>
        </text:list-item>
      </text:list>
      <text:p text:style-name="P2"/>
      <text:list xml:id="list757798160" text:style-name="L8">
        <text:list-item>
          <text:p text:style-name="P9">Registration Flow</text:p>
        </text:list-item>
      </text:list>
      <text:p text:style-name="P2"><text:tab/></text:p>
      <text:p text:style-name="P2"><text:s text:c="9"/>registration.php</text:p>
      <text:list xml:id="list1479273275" text:style-name="L10">
        <text:list-item>
          <text:list>
            <text:list-item>
              <text:p text:style-name="P11">Regestration form where user fills his all details consist of all required validations for fields if all the details are proper then user is redirected to success.php</text:p>
              <text:p text:style-name="P11"/>
            </text:list-item>
          </text:list>
        </text:list-item>
      </text:list>
      <text:p text:style-name="P2"><text:s text:c="5"/>success.php</text:p>
      <text:p text:style-name="P2"><text:tab/><text:tab/>Consist of code for inserting registration details into database and sending mail to <text:tab/><text:tab/>users.</text:p>
      <text:p text:style-name="P2"/>
      <text:p text:style-name="P2"><text:s text:c="3"/>confirmation.php</text:p>
      <text:p text:style-name="P2"><text:tab/><text:tab/>Activate the user account. <text:tab/><text:tab/></text:p>
      <text:p text:style-name="P2"/>
      <text:p text:style-name="P2"><text:s/>3.Forget Password</text:p>
      <text:p text:style-name="P2"><text:tab/></text:p>
      <text:p text:style-name="P2"><text:tab/>forgetpass.php</text:p>
      <text:list xml:id="list1634343037" text:style-name="L9">
        <text:list-item>
          <text:list>
            <text:list-item>
              <text:list>
                <text:list-item>
                  <text:list>
                    <text:list-item>
                      <text:p text:style-name="P10">form which accept email id from user and <text:s/>after validating whether email is registered email send a reset password link to user.</text:p>
                      <text:p text:style-name="P10"/>
                    </text:list-item>
                  </text:list>
                </text:list-item>
              </text:list>
            </text:list-item>
          </text:list>
        </text:list-item>
      </text:list>
      <text:p text:style-name="P2"><text:s text:c="9"/>forgetreset.php</text:p>
      <text:p text:style-name="P2"><text:tab/><text:tab/>when user clicks on the reset password link in mail this form open which accept <text:tab/><text:tab/>new password from user and store it in database and again send user a mail <text:tab/><text:tab/><text:tab/>informing “your password is changed ”</text:p>
      <text:p text:style-name="P2"/>
      <text:p text:style-name="P2"/>
      <text:p text:style-name="P2"><text:soft-page-break/>4.Changing Password</text:p>
      <text:p text:style-name="P2"><text:tab/>resetpass.php</text:p>
      <text:p text:style-name="P2"><text:tab/><text:tab/><text:tab/>Accepts old Password ,New Password update in database.</text:p>
      <text:p text:style-name="P2"/>
      <text:p text:style-name="P2"><text:s/></text:p>
      <text:p text:style-name="P2"><text:tab/><text:tab/> </text:p>
      <text:p text:style-name="P2"/>
      <text:p text:style-name="P2"/>
      <text:p text:style-name="P2"/>
      <text:p text:style-name="P2"/>
      <text:p text:style-name="P2"><text:s text:c="4"/><text:tab/><text:tab/></text:p>
      <text:p text:style-name="P2"><text:tab/></text:p>
      <text:p text:style-name="P2"/>
      <text:p text:style-name="P2"><text:s text:c="7"/></text:p>
      <text:list xml:id="list1594667548" text:continue-list="list118778544" text:style-name="L3">
        <text:list-item>
          <text:list>
            <text:list-header>
              <text:p text:style-name="P5"/>
            </text:list-header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05:19:28</meta:creation-date>
    <dc:date>2014-01-10T05:49:57</dc:date>
    <meta:editing-duration>PT17M2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40" meta:word-count="223" meta:character-count="1495" meta:non-whitespace-character-count="1202"/>
  </office:meta>
</office:document-meta>
</file>